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-BoldMT" svg:font-family="Arial-BoldMT"/>
    <style:font-face style:name="Tahoma1" svg:font-family="Tahoma"/>
    <style:font-face style:name="Arial-ItalicMT" svg:font-family="Arial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-BoldMT" fo:font-size="12pt" fo:language="none" fo:country="none" fo:font-weight="bold" style:font-name-asian="Arial-BoldMT" style:font-size-asian="12pt" style:language-asian="none" style:country-asian="none" style:font-weight-asian="bold" style:font-name-complex="Arial-BoldMT" style:font-size-complex="12pt" style:language-complex="none" style:country-complex="none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-ItalicMT" fo:font-size="10pt" fo:language="none" fo:country="none" fo:font-style="normal" style:font-name-asian="Arial-ItalicMT" style:font-size-asian="10pt" style:language-asian="none" style:country-asian="none" style:font-style-asian="normal" style:font-name-complex="Arial-ItalicMT" style:font-size-complex="10pt" style:language-complex="none" style:country-complex="none" style:font-style-complex="normal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-ItalicMT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Arial-ItalicMT" fo:font-size="10pt" fo:language="en" fo:country="US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-ItalicMT" fo:font-size="10pt" fo:font-style="normal" style:font-name-asian="Arial-ItalicMT" style:font-size-asian="10pt" style:font-style-asian="normal" style:font-name-complex="Arial-ItalicMT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 case DCG</text:p>
      <text:p text:style-name="P2"/>
      <text:p text:style-name="P3">This labo case faces the same problem proposed in laboFSA and uses the same data (examples_birth_date.txt). The difference is that now we propose to use a more powerful grammatical formalism, Definite Clause Grammars, DCG, for facing the problem.</text:p>
      <text:p text:style-name="P3"/>
      <text:list text:style-name="L1">
        <text:list-item>
          <text:p text:style-name="P4">Download whatever prolog system publicly available. An excellent option is SWI-Prolog, http://www.swi-prolog.org/</text:p>
        </text:list-item>
        <text:list-item>
          <text:p text:style-name="P4">Write some toy DCG grammars (you can implement whatever of the grammars you have worked with in the problems collection) in order to become familiar with the DCG formalism. <text:s/></text:p>
        </text:list-item>
        <text:list-item>
          <text:p text:style-name="P4">Consider the examples in the <text:s/>file examples_birth_date.txt <text:s/>taken from Wikipedia infoboxes, all of them containing dates (most of them correct). Focus on the correct examples your FSA implementation was not able to parse.</text:p>
        </text:list-item>
        <text:list-item>
          <text:p text:style-name="P4">Write a DCG grammar for covering as most of possible examples, at least the ones covered by the FSA implementation</text:p>
        </text:list-item>
        <text:list-item>
          <text:p text:style-name="P4">Apply it over the whole collection in examples_birth_date.txt. </text:p>
        </text:list-item>
        <text:list-item>
          <text:p text:style-name="P4">Measure the accuracy of your grammar, compare it with the accuracy of the FSA system.</text:p>
        </text:list-item>
      </text:list>
      <text:p text:style-name="P5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-BoldMT" svg:font-family="Arial-BoldMT"/>
    <style:font-face style:name="Tahoma1" svg:font-family="Tahoma"/>
    <style:font-face style:name="Arial-ItalicMT" svg:font-family="Arial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one" fo:country="none" style:language-asian="none" style:country-asian="none" style:language-complex="none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4-16T11:32:02</meta:creation-date>
    <dc:date>2014-09-08T19:19:12</dc:date>
    <dc:language>de-DE</dc:language>
    <meta:editing-cycles>10</meta:editing-cycles>
    <meta:editing-duration>PT8H23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67" meta:character-count="1029"/>
  </office:meta>
</office:document-meta>
</file>